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4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51cm" fo:min-width="7.2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1cm" fo:min-width="9.001cm" fo:wrap-option="no-wrap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9" style:family="graphic" style:parent-style-name="standard">
      <style:graphic-properties svg:stroke-color="#000000" draw:fill-color="#99ff99" draw:textarea-horizontal-align="justify" draw:textarea-vertical-align="middle" draw:auto-grow-height="false" fo:min-height="2.75cm" fo:min-width="11.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701cm" fo:wrap-option="no-wrap"/>
    </style:style>
    <style:style style:name="gr11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3.55cm" fo:min-width="2.8cm"/>
    </style:style>
    <style:style style:name="gr12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24.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4.501cm" fo:wrap-option="no-wrap"/>
    </style:style>
    <style:style style:name="gr14" style:family="graphic" style:parent-style-name="standard">
      <style:graphic-properties draw:stroke="solid" svg:stroke-width="0.081cm" draw:marker-start="" draw:marker-start-width="0.321cm" draw:marker-end-width="0.321cm" draw:fill="solid" draw:fill-color="#99ff99" draw:textarea-horizontal-align="justify" draw:textarea-vertical-align="middle" draw:auto-grow-height="false" fo:min-height="1.368cm" fo:min-width="1.188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44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99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="solid" draw:fill-color="#ffff99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solid" draw:fill-color="#99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7cm" svg:x="11cm" svg:y="7.6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7cm" svg:height="3.8cm" svg:x="20.6cm" svg:y="9.8cm">
          <text:p text:style-name="P4">重力で下に落ちる</text:p>
          <text:p text:style-name="P4">カーソルキーで左右移動</text:p>
          <text:p text:style-name="P4">Z キーでジャンプ</text:p>
          <text:p text:style-name="P4">X キーでBALL を投げる</text:p>
          <draw:enhanced-geometry svg:viewBox="0 0 21600 21600" draw:glue-points="10800 0 0 10800 10800 21600 21600 10800 ?f40 ?f41" draw:text-areas="0 0 21600 21600" draw:type="rectangular-callout" draw:modifiers="-4529.80132450331 19025.73007103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9.5cm" svg:height="2.7cm" svg:x="17.8cm" svg:y="6.3cm">
          <text:p text:style-name="P4">TAROはすり抜けられない</text:p>
          <text:p text:style-name="P4">BALLとOBAKEはすり抜けられる</text:p>
          <draw:enhanced-geometry svg:viewBox="0 0 21600 21600" draw:glue-points="10800 0 0 10800 10800 21600 21600 10800 ?f40 ?f41" draw:text-areas="0 0 21600 21600" draw:type="rectangular-callout" draw:modifiers="-4746.95295232081 18553.12847093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6" draw:layer="layout" svg:width="3.3cm" svg:height="2.3cm" svg:x="15.45cm" svg:y="12.899cm">
            <text:p text:style-name="P2">プレイヤー</text:p>
            <text:p text:style-name="P2">TARO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9cm" svg:x="16.95cm" svg:y="11.9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3.14159265358979) translate (17.351cm 16.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14.55cm 14.3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1.5707963267949) translate (19.7cm 13.8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14.551cm 14.3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7" draw:text-style-name="P8" draw:layer="layout" svg:width="6.9cm" svg:height="2.8cm" svg:x="8.7cm" svg:y="3.7cm">
          <text:p text:style-name="P2">OBAKE は動き回る</text:p>
          <draw:enhanced-geometry svg:viewBox="0 0 21600 21600" draw:glue-points="10800 0 0 10800 10800 21600 21600 10800 ?f40 ?f41" draw:text-areas="0 0 21600 21600" draw:type="rectangular-callout" draw:modifiers="-2982.87204752934 26581.6494109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9" draw:layer="layout" svg:width="3.3cm" svg:height="2.3cm" svg:x="4.25cm" svg:y="6.399cm">
            <text:p text:style-name="P2">OBAKE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9cm" svg:x="5.75cm" svg:y="5.4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3.14159265358979) translate (6.151cm 9.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3.35cm 7.8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1.5707963267949) translate (8.5cm 7.4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9" draw:text-style-name="P10" draw:layer="layout" svg:width="13.1cm" svg:height="4cm" svg:x="16.1cm" svg:y="1cm">
          <text:p text:style-name="P2">〜ゲームのルール〜</text:p>
          <text:p text:style-name="P2"/>
          <text:p text:style-name="P4">・TAROがOBAKEに触れるとゲームオーバー</text:p>
          <text:p text:style-name="P4">・BALLがOBAKEに触れるとクリア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0" draw:text-style-name="P5" draw:layer="layout" svg:width="7.2cm" svg:height="2.8cm" svg:x="0.9cm" svg:y="1.3cm">
          <text:p text:style-name="P4">背景(MyWorld)は一枚絵</text:p>
          <text:p text:style-name="P4">でスクロールしない</text:p>
          <draw:enhanced-geometry svg:viewBox="0 0 21600 21600" draw:glue-points="10800 0 0 10800 10800 21600 21600 10800 ?f40 ?f41" draw:text-areas="0 0 21600 21600" draw:type="rectangular-callout" draw:modifiers="8593.80641577559 28887.3973580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3.3cm" svg:height="3.8cm" svg:x="7.7cm" svg:y="8.8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4.7cm" svg:height="1.7cm" svg:x="2.6cm" svg:y="16.6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cm" svg:height="1.8cm" svg:x="1.6cm" svg:y="11.9cm">
          <text:p text:style-name="P2">最初に投げた</text:p>
          <text:p text:style-name="P2">方向に動き続ける</text:p>
          <draw:enhanced-geometry svg:viewBox="0 0 21600 21600" draw:glue-points="10800 0 0 10800 10800 21600 21600 10800 ?f40 ?f41" draw:text-areas="0 0 21600 21600" draw:type="rectangular-callout" draw:modifiers="24191.4817036593 29023.875624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4" draw:text-style-name="P11" draw:layer="layout" svg:width="2.5cm" svg:height="2.4cm" svg:x="7.1cm" svg:y="13.9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4cm" svg:height="0.9cm" draw:transform="rotate (1.5707963267949) translate (6.2cm 15.3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7" draw:layer="layout" svg:width="0.4cm" svg:height="0.699cm" draw:transform="rotate (-1.5707963267949) translate (10.3cm 14.899cm)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4" draw:text-style-name="P11" draw:layer="layout" svg:width="2.5cm" svg:height="2.4cm" svg:x="11.1cm" svg:y="12.6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4cm" svg:height="0.9cm" draw:transform="rotate (1.5707963267949) translate (10.2cm 14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7" draw:layer="layout" svg:width="0.4cm" svg:height="0.699cm" draw:transform="rotate (-1.5707963267949) translate (14.3cm 13.599cm)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7-08-31T17:42:00.869951025</dc:date>
    <meta:editing-duration>PT31M1S</meta:editing-duration>
    <meta:editing-cycles>8</meta:editing-cycles>
    <meta:generator>LibreOffice/5.1.6.2$Linux_X86_64 LibreOffice_project/10m0$Build-2</meta:generator>
    <meta:document-statistic meta:object-count="31"/>
  </office:meta>
</office:document-meta>
</file>